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3" style:family="paragraph" style:parent-style-name="Table_20_Contents">
      <style:text-properties officeooo:rsid="000bac82" officeooo:paragraph-rsid="0066f2ee"/>
    </style:style>
    <style:style style:name="P44" style:family="paragraph" style:parent-style-name="Table_20_Contents">
      <style:text-properties officeooo:rsid="000bac82" officeooo:paragraph-rsid="007055ea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9" style:family="paragraph" style:parent-style-name="Text_20_body">
      <style:text-properties officeooo:rsid="0063f0b0"/>
    </style:style>
    <style:style style:name="P70" style:family="paragraph" style:parent-style-name="Standard">
      <style:paragraph-properties fo:break-before="page"/>
      <style:text-properties officeooo:paragraph-rsid="006217d2"/>
    </style:style>
    <style:style style:name="P7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72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bcbd5"/>
    </style:style>
    <style:style style:name="T61" style:family="text">
      <style:text-properties officeooo:rsid="0053ed7c"/>
    </style:style>
    <style:style style:name="T62" style:family="text">
      <style:text-properties officeooo:rsid="0058499d"/>
    </style:style>
    <style:style style:name="T63" style:family="text">
      <style:text-properties officeooo:rsid="005bc6ae"/>
    </style:style>
    <style:style style:name="T64" style:family="text">
      <style:text-properties officeooo:rsid="0060522a" style:font-weight-complex="normal"/>
    </style:style>
    <style:style style:name="T65" style:family="text">
      <style:text-properties officeooo:rsid="005ef863"/>
    </style:style>
    <style:style style:name="T66" style:family="text">
      <style:text-properties officeooo:rsid="0063f0b0"/>
    </style:style>
    <style:style style:name="T67" style:family="text">
      <style:text-properties officeooo:rsid="001331e3"/>
    </style:style>
    <style:style style:name="T68" style:family="text">
      <style:text-properties officeooo:rsid="0066f2ee"/>
    </style:style>
    <style:style style:name="T69" style:family="text">
      <style:text-properties officeooo:rsid="006b7d4c"/>
    </style:style>
    <style:style style:name="T70" style:family="text">
      <style:text-properties officeooo:rsid="006e73f6"/>
    </style:style>
    <style:style style:name="T71" style:family="text">
      <style:text-properties officeooo:rsid="007055ea"/>
    </style:style>
    <style:style style:name="T72" style:family="text">
      <style:text-properties officeooo:rsid="0071856a"/>
    </style:style>
    <style:style style:name="T73" style:family="text">
      <style:text-properties officeooo:rsid="00728096"/>
    </style:style>
    <style:style style:name="T74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5" style:family="text">
      <style:text-properties style:font-name="Liberation Serif" fo:font-size="10.5pt" style:font-size-asian="10.5pt" style:font-size-complex="10.5pt"/>
    </style:style>
    <style:style style:name="T7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8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9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0" style:family="text">
      <style:text-properties fo:font-size="10pt" fo:font-weight="bold" style:font-size-asian="10pt" style:font-weight-asian="bold" style:font-size-complex="10pt" style:font-weight-complex="bold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Liberation Serif" fo:font-size="10pt" style:font-size-asian="10pt" style:font-size-complex="10pt"/>
    </style:style>
    <style:style style:name="T84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4" svg:width="7.303cm" svg:height="8.256cm" svg:x="17.919cm" svg:y="0.309cm">
        <draw:text-box>
          <text:p><text:span text:style-name="T74">Аналізує </text:span><text:span text:style-name="T75">умову задачі, виокремлює зв’язки </text:span><text:span text:style-name="T75">між величинами. Реалізує математичні моделі </text:span><text:span text:style-name="T75">засобами електронних таблиць.</text:span></text:p>
          <text:p><text:span text:style-name="T74">Використовує</text:span><text:span text:style-name="T75"> формули в електронних </text:span><text:span text:style-name="T75">таблицях.</text:span></text:p>
          <text:p><text:span text:style-name="T74">Редагує</text:span><text:span text:style-name="T75"> <text:s/>і </text:span><text:span text:style-name="T74">форматує</text:span><text:span text:style-name="T75"> електронні таблиці.</text:span></text:p>
          <text:p text:style-name="P73"><text:span text:style-name="T76">Застосовує</text:span><text:span text:style-name="T77"> засоби автозаповнення й </text:span><text:span text:style-name="T77">автозавершення для прискорення введення </text:span><text:span text:style-name="T77">даних</text:span></text:p>
          <text:p text:style-name="P73"><text:span text:style-name="T78">Ціннісна складова</text:span></text:p>
          <text:p><text:span text:style-name="T74">Розпізнає</text:span><text:span text:style-name="T75"> задачі, для яких доцільно </text:span><text:span text:style-name="T75">використовувати електронні таблиці.</text:span></text:p>
          <text:p><text:span text:style-name="T74">Робить висновки</text:span><text:span text:style-name="T75"> на основі аналізу даних в </text:span><text:span text:style-name="T75">електронних таблицях</text:span></text:p>
        </draw:text-box>
      </draw:frame>
      <text:p text:style-name="P6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2">8</text:span>-<text:span text:style-name="T59">А</text:span></text:p>
          </table:table-cell>
          <table:table-cell table:style-name="Таблиця2.A1" office:value-type="string">
            <text:p text:style-name="P41"><text:span text:style-name="T72">8</text:span>-<text:span text:style-name="T59">Б</text:span></text:p>
          </table:table-cell>
          <table:table-cell table:style-name="Таблиця2.G1" office:value-type="string">
            <text:p text:style-name="P41"><text:span text:style-name="T72">8</text:span>-<text:span text:style-name="T69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61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64"><draw:frame text:anchor-type="paragraph" draw:z-index="1" draw:name="Фигура3" draw:style-name="gr2" draw:text-style-name="P78" svg:width="7.277cm" svg:height="10.05cm" svg:x="0.016cm" svg:y="0.079cm"><draw:text-box><text:p text:style-name="P75"><text:span text:style-name="T78">Учень/учениця</text:span></text:p><text:p text:style-name="P73"><text:span text:style-name="T78">Знаннєва складова</text:span></text:p><text:p text:style-name="P76"><text:span text:style-name="T77"><text:s text:c="5"/></text:span><text:span text:style-name="T76">Пояснює</text:span><text:span text:style-name="T77"> поняття величини, змінної та </text:span><text:span text:style-name="T77">операції присвоювання.</text:span></text:p><text:p text:style-name="P76"><text:span text:style-name="T77"><text:s text:c="4"/></text:span><text:span text:style-name="T76">Знає</text:span><text:span text:style-name="T77"> базові алгоритми роботи зі змінними: </text:span><text:span text:style-name="T77">обмін значеннями, визначення найбільшого й </text:span><text:span text:style-name="T77">найменшого з двох значень</text:span></text:p><text:p text:style-name="P76"><text:span text:style-name="T77"/></text:p><text:p text:style-name="P76"><text:span text:style-name="T78">Діяльнісна складова</text:span></text:p><text:p text:style-name="P77"><text:span text:style-name="T77"><text:s text:c="4"/></text:span><text:span text:style-name="T76">Використовує</text:span><text:span text:style-name="T77"> різні алгоритмічні структури </text:span><text:span text:style-name="T77">та змінні для <text:s/>розв’язання навчальних і </text:span><text:span text:style-name="T77">життєвих задач.</text:span></text:p><text:p text:style-name="P77"><text:span text:style-name="T77"><text:s text:c="5"/></text:span><text:span text:style-name="T76">Застосовує</text:span><text:span text:style-name="T77"> засоби програмування для </text:span><text:span text:style-name="T77">побудови моделей</text:span></text:p><text:p text:style-name="P77"><text:span text:style-name="T79"/></text:p><text:p text:style-name="P77"><text:span text:style-name="T78">Ціннісна складова</text:span></text:p><text:p text:style-name="P77"><text:span text:style-name="T77"><text:s text:c="5"/></text:span><text:span text:style-name="T76">Усвідомлює</text:span><text:span text:style-name="T77"> роль програмування та </text:span><text:span text:style-name="T77">моделювання для розв’язання навчальних і </text:span><text:span text:style-name="T77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61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61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5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5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5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0">Узагальнення <text:span text:style-name="T70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61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61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61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4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6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5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62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9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0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63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6"><draw:frame text:anchor-type="paragraph" draw:z-index="2" draw:name="Фигура1" draw:style-name="gr3" draw:text-style-name="P79" svg:width="7.303cm" svg:height="5.569cm" svg:x="0.069cm" svg:y="0.178cm"><draw:text-box><text:p><text:span text:style-name="T80">Знаннєва складова</text:span></text:p><text:p><text:span text:style-name="T81">Пояснює призначення електронних таблиць, </text:span><text:span text:style-name="T81">зокрема як засобу моделювання.</text:span></text:p><text:p><text:span text:style-name="T81">Знає принципи адресації клітинок і діапазонів. </text:span><text:span text:style-name="T82">Називає </text:span><text:span text:style-name="T83">основні типи даних та пояснює їхнє </text:span><text:span text:style-name="T83">призначення.</text:span></text:p><text:p><text:span text:style-name="T82">Називає</text:span><text:span text:style-name="T83"> і </text:span><text:span text:style-name="T82">пояснює </text:span><text:span text:style-name="T83">призначення основних </text:span><text:span text:style-name="T83">об’єктів ЕТ.</text:span></text:p><text:p><text:span text:style-name="T74">Пояснює </text:span><text:span text:style-name="T75">поняття моделі</text:span></text:p><text:p text:style-name="P73"><text:span text:style-name="T84">Діяльнісна складова</text:span></text:p><text:p><text:span text:style-name="T82">Застосовує </text:span><text:span text:style-name="T83">засоби опрацювання електронних </text:span><text:span text:style-name="T83">таблиць для розв’язання навчальних і життєвих </text:span><text:span text:style-name="T83">задач. </text:span></text:p></draw:text-box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1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5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4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5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5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53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5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1">0</text:span></text:p>
          </table:table-cell>
          <table:table-cell table:style-name="Таблиця1.A2" office:value-type="string">
            <text:p text:style-name="P48"><text:span text:style-name="T25">Узагальнення з теми </text:span><text:span text:style-name="T32">Опрацювання табличних даних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7">Тема <text:span text:style-name="T66">3</text:span>. <text:span text:style-name="T27">Служби Інтернету</text:span> 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6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7">Знаннєва складова</text:p>
            <text:p text:style-name="P68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8"><text:span text:style-name="T1">Пояснює</text:span> небезпеки, пов’язані з використанням електронної пошти.</text:p>
            <text:p text:style-name="P68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Діяльнісна складова</text:p>
            <text:p text:style-name="P68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8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7">Ціннісна складова</text:p>
            <text:p text:style-name="P68"><text:span text:style-name="T1">Усвідомлює</text:span> переваги та недоліки електронної пошти як засобу спілкування.</text:p>
            <text:p text:style-name="P68"><text:span text:style-name="T1">Дотримується</text:span> принципів електронного етикету та безпечного користування електронною поштою.</text:p>
            <text:p text:style-name="P68"><text:span text:style-name="T1">Усвідомлює </text:span>цінність персонального освітньо-комунікаційного середовища.</text:p>
            <text:p text:style-name="P65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9"><text:span text:style-name="T67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52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7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4</text:p>
          </table:table-cell>
          <table:table-cell table:style-name="Таблиця3.A2" office:value-type="string">
            <text:p text:style-name="P26">8</text:p>
          </table:table-cell>
          <table:table-cell table:style-name="Таблиця3.A2" office:value-type="string">
            <text:p text:style-name="P60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5</text:p>
          </table:table-cell>
          <table:table-cell table:style-name="Таблиця3.A2" office:value-type="string">
            <text:p text:style-name="P26">9</text:p>
          </table:table-cell>
          <table:table-cell table:style-name="Таблиця3.A2" office:value-type="string">
            <text:p text:style-name="P48"><text:span text:style-name="T25">Узагальнення з теми <text:s/>«</text:span><text:span text:style-name="T31">Служби Інтернету»</text:span></text:p>
            <text:p text:style-name="P48"/>
            <text:p text:style-name="P48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70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Годин на тиждень</text:p>
          </table:table-cell>
          <table:table-cell table:style-name="Таблица2.A1" office:value-type="string">
            <text:p text:style-name="P29">Разом за програмою</text:p>
          </table:table-cell>
          <table:table-cell table:style-name="Таблица2.A1" office:value-type="string">
            <text:p text:style-name="P29">І ч.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2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30"><text:span text:style-name="T72">8</text:span>-А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3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72">8</text:span>-Б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  <table:table-row>
          <table:table-cell table:style-name="Таблица2.A2" office:value-type="string">
            <text:p text:style-name="P30"><text:span text:style-name="T72">8</text:span>-<text:span text:style-name="T59">В</text:span>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3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1">6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1">Тип роботи</text:p>
          </table:table-cell>
          <table:table-cell table:style-name="Таблиця4.A2" office:value-type="string">
            <text:p text:style-name="P31"><text:span text:style-name="T72">8</text:span>-А</text:p>
          </table:table-cell>
          <table:table-cell table:style-name="Таблиця4.A2" office:value-type="string">
            <text:p text:style-name="P31"><text:span text:style-name="T72">8</text:span>-Б</text:p>
          </table:table-cell>
          <table:table-cell table:style-name="Таблиця4.D2" office:value-type="string">
            <text:p text:style-name="P31"><text:span text:style-name="T72">8</text:span>-<text:span text:style-name="T68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7">____________ 201<text:span text:style-name="T63">8</text:span> р.<text:tab/><text:tab/><text:tab/><text:tab/><text:tab/><text:tab/><text:tab/><text:tab/><text:tab/><text:tab/><text:tab/><text:tab/><text:tab/><text:tab/><text:tab/>_____________ 201<text:span text:style-name="T63">8</text:span> р.</text:p>
      <text:p text:style-name="P7">____________ 201<text:span text:style-name="T63">9</text:span> р.<text:tab/><text:tab/><text:tab/><text:tab/><text:tab/><text:tab/><text:tab/><text:tab/><text:tab/><text:tab/><text:tab/><text:tab/><text:tab/><text:tab/><text:tab/>_____________ 201<text:span text:style-name="T63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8">і</text:span>нформатики для <text:span text:style-name="T73">8</text:span> класів</text:p>
      <text:p text:style-name="P9"><text:span text:style-name="T54">в</text:span>читель Трубіцина А.Л.</text:p>
      <text:p text:style-name="P9">201<text:span text:style-name="T63">8</text:span>-201<text:span text:style-name="T63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73">8 </text:span>класу</text:p>
      <text:p text:style-name="P6">загальноосвітніх навчальних закладів <text:span text:style-name="T55">затверджена Міністерством освіти і науки України</text:span></text:p>
      <text:p text:style-name="P8">(Наказ МОН від <text:span text:style-name="T56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7">Ш</text:span>МО _________________ В.В. Маляренко 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18:59.422054268</dc:date>
    <meta:editing-duration>PT1H11M</meta:editing-duration>
    <meta:editing-cycles>39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8" meta:non-whitespace-character-count="4217"/>
  </office:meta>
</office:document-meta>
</file>